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text-underline-style="none" fo:font-weight="bold" officeooo:rsid="0016202d" officeooo:paragraph-rsid="0016202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16202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6202d" officeooo:paragraph-rsid="0016202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7263f" officeooo:paragraph-rsid="0017263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6202d" officeooo:paragraph-rsid="0016202d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6202d" officeooo:paragraph-rsid="0016202d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16202d" officeooo:paragraph-rsid="0016202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16202d" officeooo:paragraph-rsid="0018c5f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6202d" officeooo:paragraph-rsid="0016202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c5f1" officeooo:paragraph-rsid="0018c5f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16202d" officeooo:paragraph-rsid="0016202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style="italic" style:text-underline-style="solid" style:text-underline-width="auto" style:text-underline-color="font-color" fo:font-weight="normal" officeooo:rsid="0016202d" officeooo:paragraph-rsid="0016202d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rsid="0016202d" officeooo:paragraph-rsid="0016202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17263f" officeooo:paragraph-rsid="0017263f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17263f" officeooo:paragraph-rsid="001896e7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italic" officeooo:rsid="0018c5f1" officeooo:paragraph-rsid="0018c5f1" style:font-style-asian="italic" style:font-style-complex="italic"/>
    </style:style>
    <style:style style:name="P20" style:family="paragraph" style:parent-style-name="Footer">
      <style:text-properties fo:font-weight="bold" officeooo:rsid="0016202d" officeooo:paragraph-rsid="0016202d" style:font-weight-asian="bold" style:font-weight-complex="bold"/>
    </style:style>
    <style:style style:name="T1" style:family="text">
      <style:text-properties officeooo:rsid="001620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202d" style:font-weight-asian="bold" style:font-weight-complex="bold"/>
    </style:style>
    <style:style style:name="T5" style:family="text">
      <style:text-properties fo:font-weight="bold" officeooo:rsid="0018c5f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202d" style:font-weight-asian="normal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</text:p>
      <text:p text:style-name="P16"/>
      <text:p text:style-name="P15">Despliegue automático de <text:span text:style-name="T3">Homer</text:span>, <text:span text:style-name="T3">Barney</text:span> y <text:span text:style-name="T3">Lisa</text:span></text:p>
      <text:p text:style-name="P8"/>
      <text:p text:style-name="P1"/>
      <text:p text:style-name="P1">Introducción</text:p>
      <text:p text:style-name="P3"/>
      <text:p text:style-name="P4"><text:span text:style-name="T1">El proyecto consistiría en el despliegue del escenario completo usado este año, utilizando </text:span><text:span text:style-name="T4">kvm</text:span><text:span text:style-name="T1"> para las máquinas e instalando y configurando los servicios con </text:span><text:span text:style-name="T4">Ansible</text:span><text:span text:style-name="T7">.</text:span></text:p>
      <text:p text:style-name="P7"/>
      <text:p text:style-name="P7"><text:span text:style-name="T6">Los servicios que instalaría son:</text:span></text:p>
      <text:p text:style-name="P7"/>
      <table:table table:name="Tabla1" table:style-name="Tabla1">
        <table:table-column table:style-name="Tabla1.A" table:number-columns-repeated="2"/>
        <table:table-row>
          <table:table-cell table:style-name="Tabla1.A1" table:number-rows-spanned="3" office:value-type="string">
            <text:p text:style-name="P5">Barney:</text:p>
            <text:p text:style-name="P14"><text:tab/></text:p>
            <text:p text:style-name="P14"><text:tab/></text:p>
            <text:p text:style-name="P4"><text:span text:style-name="T7"><text:tab/></text:span></text:p>
          </table:table-cell>
          <table:table-cell table:style-name="Tabla1.B1" office:value-type="string">
            <text:p text:style-name="P14">DNS</text:p>
          </table:table-cell>
        </table:table-row>
        <table:table-row>
          <table:covered-table-cell/>
          <table:table-cell table:style-name="Tabla1.B2" office:value-type="string">
            <text:p text:style-name="P14">Servidor LDAP</text:p>
          </table:table-cell>
        </table:table-row>
        <table:table-row>
          <table:covered-table-cell/>
          <table:table-cell table:style-name="Tabla1.B2" office:value-type="string">
            <text:p text:style-name="P14">Servidor de correos</text:p>
          </table:table-cell>
        </table:table-row>
        <table:table-row>
          <table:table-cell table:style-name="Tabla1.A4" office:value-type="string">
            <text:p text:style-name="P5">Homer</text:p>
            <text:p text:style-name="P5"><text:tab/></text:p>
          </table:table-cell>
          <table:table-cell table:style-name="Tabla1.B2" office:value-type="string">
            <text:p text:style-name="P5"><text:span text:style-name="T6">Servidor MySQL</text:span></text:p>
          </table:table-cell>
        </table:table-row>
        <table:table-row>
          <table:table-cell table:style-name="Tabla1.A4" office:value-type="string">
            <text:p text:style-name="P5">Lisa</text:p>
            <text:p text:style-name="P4"><text:tab/></text:p>
          </table:table-cell>
          <table:table-cell table:style-name="Tabla1.B2" office:value-type="string">
            <text:p text:style-name="P4"><text:span text:style-name="T1">Servidor Web</text:span></text:p>
          </table:table-cell>
        </table:table-row>
        <table:table-row>
          <table:table-cell table:style-name="Tabla1.A4" office:value-type="string">
            <text:p text:style-name="P6">Bacula</text:p>
          </table:table-cell>
          <table:table-cell table:style-name="Tabla1.B2" office:value-type="string">
            <text:p text:style-name="P17">Servidor de Bácula</text:p>
          </table:table-cell>
        </table:table-row>
      </table:table>
      <text:p text:style-name="P19">(Todas las máquinas tendrían el cliente de bácula y ldap instalado. La máquina <text:span text:style-name="T3">Bacula </text:span><text:span text:style-name="T6">tendría un volumen asociado para guardar las copias de seguridad(Tal como en el escenario real)</text:span>)</text:p>
      <text:p text:style-name="P4"/>
      <text:p text:style-name="P18">Las recetas de <text:span text:style-name="T3">Ansi</text:span><text:span text:style-name="T5">b</text:span><text:span text:style-name="T3">le </text:span><text:span text:style-name="T6"><text:s/>irían acompañadas de un script que te preparase la parte de red del escenario y otro que descargase las imágenes </text:span><text:span text:style-name="T3">.qcow2</text:span><text:span text:style-name="T6"> de un repositorio en caso de no tenerlas. <text:s/></text:span></text:p>
      <text:p text:style-name="P3"/>
      <text:p text:style-name="P9"/>
      <text:p text:style-name="P10">Objetivo</text:p>
      <text:p text:style-name="P10"/>
      <text:p text:style-name="P13">El objetivo es que de forma automática pueda levantarse el proyecto, quedando preparado para utilizarse con la ejecución de <text:span text:style-name="T3">Ansible </text:span>y los scripts para la previa configuración del anfitrión.</text:p>
      <text:p text:style-name="P13"/>
      <text:p text:style-name="P13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FreeSans" style:font-family-complex="FreeSans" style:font-family-generic-complex="system" style:font-pitch-complex="variable" style:font-size-complex="24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font-weight="bold" officeooo:rsid="0016202d" officeooo:paragraph-rsid="0016202d" style:font-weight-asian="bold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SIR<text:tab/><text:tab/><text:span text:style-name="MT1">Álvaro Rodríguez Márqu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creator>usuario </dc:creator>
    <meta:creation-date>2016-09-20T11:03:00Z</meta:creation-date>
    <dc:date>2017-03-20T11:00:15.120592092</dc:date>
    <meta:editing-cycles>27</meta:editing-cycles>
    <meta:editing-duration>PT3H14M19S</meta:editing-duration>
    <meta:document-statistic meta:table-count="1" meta:image-count="0" meta:object-count="0" meta:page-count="1" meta:paragraph-count="26" meta:word-count="152" meta:character-count="968" meta:non-whitespace-character-count="826"/>
    <meta:template xlink:type="simple" xlink:actuate="onRequest" xlink:title="" xlink:href="../SAD%20Práctica%201.%20Legislación%20Seguridad%20Informática.odt/Normal"/>
  </office:meta>
</office:document-meta>
</file>